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4382in"/>
    </style:style>
    <style:style style:name="co4" style:family="table-column">
      <style:table-column-properties fo:break-before="auto" style:column-width="2.2327in"/>
    </style:style>
    <style:style style:name="co5" style:family="table-column">
      <style:table-column-properties fo:break-before="auto" style:column-width="1.4709in"/>
    </style:style>
    <style:style style:name="co6" style:family="table-column">
      <style:table-column-properties fo:break-before="auto" style:column-width="2.1134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9819in" svg:height="7.8646in" svg:x="0.0224in" svg:y="3.1906in">
            <draw:object draw:notify-on-update-of-ranges="Sheet1.A1:Sheet1.A1 Sheet1.A2:Sheet1.A17 Sheet1.B1:Sheet1.B1 Sheet1.B2:Sheet1.B17 Sheet1.C1:Sheet1.C1 Sheet1.C2:Sheet1.C17 Sheet1.D1:Sheet1.D1 Sheet1.D2:Sheet1.D17 Sheet1.E1:Sheet1.E1 Sheet1.E2:Sheet1.E17 Sheet1.F1:Sheet1.F1 Sheet1.F2:Sheet1.F17 Sheet1.G1:Sheet1.G1 Sheet1.G2:Sheet1.G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# of producers</text:p>
          </table:table-cell>
          <table:table-cell office:value-type="string" calcext:value-type="string">
            <text:p>LinkedBlockingQueue</text:p>
          </table:table-cell>
          <table:table-cell table:style-name="ce1" office:value-type="string" calcext:value-type="string">
            <text:p>ArrayBlockingQueue</text:p>
          </table:table-cell>
          <table:table-cell office:value-type="string" calcext:value-type="string">
            <text:p>ConcurrentLinkedQueue_Yielding</text:p>
          </table:table-cell>
          <table:table-cell office:value-type="string" calcext:value-type="string">
            <text:p>LinkedTransferQueue</text:p>
          </table:table-cell>
          <table:table-cell office:value-type="string" calcext:value-type="string">
            <text:p>MPSCQueue.Yielding</text:p>
          </table:table-cell>
          <table:table-cell office:value-type="string" calcext:value-type="string">
            <text:p>MPSCQueue.Bounded.Yield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991060" calcext:value-type="float">
            <text:p>6.99E+006</text:p>
          </table:table-cell>
          <table:table-cell table:style-name="ce1" office:value-type="float" office:value="5306040" calcext:value-type="float">
            <text:p>5.31E+006</text:p>
          </table:table-cell>
          <table:table-cell table:style-name="ce1" office:value-type="float" office:value="17036600" calcext:value-type="float">
            <text:p>1.70E+007</text:p>
          </table:table-cell>
          <table:table-cell table:style-name="ce1" office:value-type="float" office:value="13264800" calcext:value-type="float">
            <text:p>1.33E+007</text:p>
          </table:table-cell>
          <table:table-cell table:style-name="ce1" office:value-type="float" office:value="19157300" calcext:value-type="float">
            <text:p>1.92E+007</text:p>
          </table:table-cell>
          <table:table-cell table:style-name="ce1" office:value-type="float" office:value="14277600" calcext:value-type="float">
            <text:p>1.43E+0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7153860" calcext:value-type="float">
            <text:p>7.15E+006</text:p>
          </table:table-cell>
          <table:table-cell table:style-name="ce1" office:value-type="float" office:value="16764400" calcext:value-type="float">
            <text:p>1.68E+007</text:p>
          </table:table-cell>
          <table:table-cell table:style-name="ce1" office:value-type="float" office:value="14462000" calcext:value-type="float">
            <text:p>1.45E+007</text:p>
          </table:table-cell>
          <table:table-cell table:style-name="ce1" office:value-type="float" office:value="13063400" calcext:value-type="float">
            <text:p>1.31E+007</text:p>
          </table:table-cell>
          <table:table-cell table:style-name="ce1" office:value-type="float" office:value="28701600" calcext:value-type="float">
            <text:p>2.87E+007</text:p>
          </table:table-cell>
          <table:table-cell table:style-name="ce1" office:value-type="float" office:value="17361400" calcext:value-type="float">
            <text:p>1.74E+0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6921520" calcext:value-type="float">
            <text:p>6.92E+006</text:p>
          </table:table-cell>
          <table:table-cell table:style-name="ce1" office:value-type="float" office:value="11043600" calcext:value-type="float">
            <text:p>1.10E+007</text:p>
          </table:table-cell>
          <table:table-cell table:style-name="ce1" office:value-type="float" office:value="14837500" calcext:value-type="float">
            <text:p>1.48E+007</text:p>
          </table:table-cell>
          <table:table-cell table:style-name="ce1" office:value-type="float" office:value="13632500" calcext:value-type="float">
            <text:p>1.36E+007</text:p>
          </table:table-cell>
          <table:table-cell table:style-name="ce1" office:value-type="float" office:value="29499600" calcext:value-type="float">
            <text:p>2.95E+007</text:p>
          </table:table-cell>
          <table:table-cell table:style-name="ce1" office:value-type="float" office:value="18387900" calcext:value-type="float">
            <text:p>1.84E+0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6907720" calcext:value-type="float">
            <text:p>6.91E+006</text:p>
          </table:table-cell>
          <table:table-cell table:style-name="ce1" office:value-type="float" office:value="10017900" calcext:value-type="float">
            <text:p>1.00E+007</text:p>
          </table:table-cell>
          <table:table-cell table:style-name="ce1" office:value-type="float" office:value="13028900" calcext:value-type="float">
            <text:p>1.30E+007</text:p>
          </table:table-cell>
          <table:table-cell table:style-name="ce1" office:value-type="float" office:value="13346900" calcext:value-type="float">
            <text:p>1.33E+007</text:p>
          </table:table-cell>
          <table:table-cell table:style-name="ce1" office:value-type="float" office:value="25854900" calcext:value-type="float">
            <text:p>2.59E+007</text:p>
          </table:table-cell>
          <table:table-cell table:style-name="ce1" office:value-type="float" office:value="16301100" calcext:value-type="float">
            <text:p>1.63E+00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6914040" calcext:value-type="float">
            <text:p>6.91E+006</text:p>
          </table:table-cell>
          <table:table-cell table:style-name="ce1" office:value-type="float" office:value="8561350" calcext:value-type="float">
            <text:p>8.56E+006</text:p>
          </table:table-cell>
          <table:table-cell table:style-name="ce1" office:value-type="float" office:value="12302900" calcext:value-type="float">
            <text:p>1.23E+007</text:p>
          </table:table-cell>
          <table:table-cell table:style-name="ce1" office:value-type="float" office:value="13153500" calcext:value-type="float">
            <text:p>1.32E+007</text:p>
          </table:table-cell>
          <table:table-cell table:style-name="ce1" office:value-type="float" office:value="27872000" calcext:value-type="float">
            <text:p>2.79E+007</text:p>
          </table:table-cell>
          <table:table-cell table:style-name="ce1" office:value-type="float" office:value="15020800" calcext:value-type="float">
            <text:p>1.50E+00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900180" calcext:value-type="float">
            <text:p>6.90E+006</text:p>
          </table:table-cell>
          <table:table-cell table:style-name="ce1" office:value-type="float" office:value="7786040" calcext:value-type="float">
            <text:p>7.79E+006</text:p>
          </table:table-cell>
          <table:table-cell table:style-name="ce1" office:value-type="float" office:value="13111800" calcext:value-type="float">
            <text:p>1.31E+007</text:p>
          </table:table-cell>
          <table:table-cell table:style-name="ce1" office:value-type="float" office:value="12576900" calcext:value-type="float">
            <text:p>1.26E+007</text:p>
          </table:table-cell>
          <table:table-cell table:style-name="ce1" office:value-type="float" office:value="27193400" calcext:value-type="float">
            <text:p>2.72E+007</text:p>
          </table:table-cell>
          <table:table-cell table:style-name="ce1" office:value-type="float" office:value="15660400" calcext:value-type="float">
            <text:p>1.57E+00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7356950" calcext:value-type="float">
            <text:p>7.36E+006</text:p>
          </table:table-cell>
          <table:table-cell table:style-name="ce1" office:value-type="float" office:value="7178680" calcext:value-type="float">
            <text:p>7.18E+006</text:p>
          </table:table-cell>
          <table:table-cell table:style-name="ce1" office:value-type="float" office:value="13193700" calcext:value-type="float">
            <text:p>1.32E+007</text:p>
          </table:table-cell>
          <table:table-cell table:style-name="ce1" office:value-type="float" office:value="13706000" calcext:value-type="float">
            <text:p>1.37E+007</text:p>
          </table:table-cell>
          <table:table-cell table:style-name="ce1" office:value-type="float" office:value="25352000" calcext:value-type="float">
            <text:p>2.54E+007</text:p>
          </table:table-cell>
          <table:table-cell table:style-name="ce1" office:value-type="float" office:value="14908000" calcext:value-type="float">
            <text:p>1.49E+00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7139600" calcext:value-type="float">
            <text:p>7.14E+006</text:p>
          </table:table-cell>
          <table:table-cell table:style-name="ce1" office:value-type="float" office:value="6919100" calcext:value-type="float">
            <text:p>6.92E+006</text:p>
          </table:table-cell>
          <table:table-cell table:style-name="ce1" office:value-type="float" office:value="13156800" calcext:value-type="float">
            <text:p>1.32E+007</text:p>
          </table:table-cell>
          <table:table-cell table:style-name="ce1" office:value-type="float" office:value="12895600" calcext:value-type="float">
            <text:p>1.29E+007</text:p>
          </table:table-cell>
          <table:table-cell table:style-name="ce1" office:value-type="float" office:value="23432200" calcext:value-type="float">
            <text:p>2.34E+007</text:p>
          </table:table-cell>
          <table:table-cell table:style-name="ce1" office:value-type="float" office:value="14490400" calcext:value-type="float">
            <text:p>1.45E+00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7038340" calcext:value-type="float">
            <text:p>7.04E+006</text:p>
          </table:table-cell>
          <table:table-cell table:style-name="ce1" office:value-type="float" office:value="6908920" calcext:value-type="float">
            <text:p>6.91E+006</text:p>
          </table:table-cell>
          <table:table-cell table:style-name="ce1" office:value-type="float" office:value="10830200" calcext:value-type="float">
            <text:p>1.08E+007</text:p>
          </table:table-cell>
          <table:table-cell table:style-name="ce1" office:value-type="float" office:value="12642500" calcext:value-type="float">
            <text:p>1.26E+007</text:p>
          </table:table-cell>
          <table:table-cell table:style-name="ce1" office:value-type="float" office:value="17363400" calcext:value-type="float">
            <text:p>1.74E+007</text:p>
          </table:table-cell>
          <table:table-cell table:style-name="ce1" office:value-type="float" office:value="14402300" calcext:value-type="float">
            <text:p>1.44E+007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7321270" calcext:value-type="float">
            <text:p>7.32E+006</text:p>
          </table:table-cell>
          <table:table-cell table:style-name="ce1" office:value-type="float" office:value="6153660" calcext:value-type="float">
            <text:p>6.15E+006</text:p>
          </table:table-cell>
          <table:table-cell table:style-name="ce1" office:value-type="float" office:value="10952500" calcext:value-type="float">
            <text:p>1.10E+007</text:p>
          </table:table-cell>
          <table:table-cell table:style-name="ce1" office:value-type="float" office:value="9146930" calcext:value-type="float">
            <text:p>9.15E+006</text:p>
          </table:table-cell>
          <table:table-cell table:style-name="ce1" office:value-type="float" office:value="17620500" calcext:value-type="float">
            <text:p>1.76E+007</text:p>
          </table:table-cell>
          <table:table-cell table:style-name="ce1" office:value-type="float" office:value="12158300" calcext:value-type="float">
            <text:p>1.22E+007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7396970" calcext:value-type="float">
            <text:p>7.40E+006</text:p>
          </table:table-cell>
          <table:table-cell table:style-name="ce1" office:value-type="float" office:value="5756020" calcext:value-type="float">
            <text:p>5.76E+006</text:p>
          </table:table-cell>
          <table:table-cell table:style-name="ce1" office:value-type="float" office:value="9279890" calcext:value-type="float">
            <text:p>9.28E+006</text:p>
          </table:table-cell>
          <table:table-cell table:style-name="ce1" office:value-type="float" office:value="9167920" calcext:value-type="float">
            <text:p>9.17E+006</text:p>
          </table:table-cell>
          <table:table-cell table:style-name="ce1" office:value-type="float" office:value="15564400" calcext:value-type="float">
            <text:p>1.56E+007</text:p>
          </table:table-cell>
          <table:table-cell table:style-name="ce1" office:value-type="float" office:value="11861700" calcext:value-type="float">
            <text:p>1.19E+00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7056820" calcext:value-type="float">
            <text:p>7.06E+006</text:p>
          </table:table-cell>
          <table:table-cell table:style-name="ce1" office:value-type="float" office:value="5711420" calcext:value-type="float">
            <text:p>5.71E+006</text:p>
          </table:table-cell>
          <table:table-cell table:style-name="ce1" office:value-type="float" office:value="9534610" calcext:value-type="float">
            <text:p>9.53E+006</text:p>
          </table:table-cell>
          <table:table-cell table:style-name="ce1" office:value-type="float" office:value="8793040" calcext:value-type="float">
            <text:p>8.79E+006</text:p>
          </table:table-cell>
          <table:table-cell table:style-name="ce1" office:value-type="float" office:value="15190600" calcext:value-type="float">
            <text:p>1.52E+007</text:p>
          </table:table-cell>
          <table:table-cell table:style-name="ce1" office:value-type="float" office:value="9858190" calcext:value-type="float">
            <text:p>9.86E+00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6603020" calcext:value-type="float">
            <text:p>6.60E+006</text:p>
          </table:table-cell>
          <table:table-cell table:style-name="ce1" office:value-type="float" office:value="5078100" calcext:value-type="float">
            <text:p>5.08E+006</text:p>
          </table:table-cell>
          <table:table-cell table:style-name="ce1" office:value-type="float" office:value="8648190" calcext:value-type="float">
            <text:p>8.65E+006</text:p>
          </table:table-cell>
          <table:table-cell table:style-name="ce1" office:value-type="float" office:value="7466340" calcext:value-type="float">
            <text:p>7.47E+006</text:p>
          </table:table-cell>
          <table:table-cell table:style-name="ce1" office:value-type="float" office:value="16318500" calcext:value-type="float">
            <text:p>1.63E+007</text:p>
          </table:table-cell>
          <table:table-cell table:style-name="ce1" office:value-type="float" office:value="9470480" calcext:value-type="float">
            <text:p>9.47E+006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7346290" calcext:value-type="float">
            <text:p>7.35E+006</text:p>
          </table:table-cell>
          <table:table-cell table:style-name="ce1" office:value-type="float" office:value="4606230" calcext:value-type="float">
            <text:p>4.61E+006</text:p>
          </table:table-cell>
          <table:table-cell table:style-name="ce1" office:value-type="float" office:value="7456810" calcext:value-type="float">
            <text:p>7.46E+006</text:p>
          </table:table-cell>
          <table:table-cell table:style-name="ce1" office:value-type="float" office:value="6785250" calcext:value-type="float">
            <text:p>6.79E+006</text:p>
          </table:table-cell>
          <table:table-cell table:style-name="ce1" office:value-type="float" office:value="14199900" calcext:value-type="float">
            <text:p>1.42E+007</text:p>
          </table:table-cell>
          <table:table-cell table:style-name="ce1" office:value-type="float" office:value="10690800" calcext:value-type="float">
            <text:p>1.07E+007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6988350" calcext:value-type="float">
            <text:p>6.99E+006</text:p>
          </table:table-cell>
          <table:table-cell table:style-name="ce1" office:value-type="float" office:value="4517760" calcext:value-type="float">
            <text:p>4.52E+006</text:p>
          </table:table-cell>
          <table:table-cell table:style-name="ce1" office:value-type="float" office:value="7746190" calcext:value-type="float">
            <text:p>7.75E+006</text:p>
          </table:table-cell>
          <table:table-cell table:style-name="ce1" office:value-type="float" office:value="7052360" calcext:value-type="float">
            <text:p>7.05E+006</text:p>
          </table:table-cell>
          <table:table-cell table:style-name="ce1" office:value-type="float" office:value="16419400" calcext:value-type="float">
            <text:p>1.64E+007</text:p>
          </table:table-cell>
          <table:table-cell table:style-name="ce1" office:value-type="float" office:value="8792690" calcext:value-type="float">
            <text:p>8.79E+00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7378850" calcext:value-type="float">
            <text:p>7.38E+006</text:p>
          </table:table-cell>
          <table:table-cell table:style-name="ce1" office:value-type="float" office:value="4722810" calcext:value-type="float">
            <text:p>4.72E+006</text:p>
          </table:table-cell>
          <table:table-cell table:style-name="ce1" office:value-type="float" office:value="6609830" calcext:value-type="float">
            <text:p>6.61E+006</text:p>
          </table:table-cell>
          <table:table-cell table:style-name="ce1" office:value-type="float" office:value="6489910" calcext:value-type="float">
            <text:p>6.49E+006</text:p>
          </table:table-cell>
          <table:table-cell table:style-name="ce1" office:value-type="float" office:value="13843800" calcext:value-type="float">
            <text:p>1.38E+007</text:p>
          </table:table-cell>
          <table:table-cell table:style-name="ce1" office:value-type="float" office:value="9655560" calcext:value-type="float">
            <text:p>9.66E+006</text:p>
          </table:table-cell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3.9819in" svg:height="7.8646in" svg:x="0.0224in" svg:y="3.1906in">
            <draw:object draw:notify-on-update-of-ranges="Sheet2.A2:Sheet2.A17 Sheet2.B1:Sheet2.B1 Sheet2.B2:Sheet2.B17 Sheet2.C1:Sheet2.C1 Sheet2.C2:Sheet2.C17 Sheet2.D1:Sheet2.D1 Sheet2.D2:Sheet2.D17 Sheet2.E1:Sheet2.E1 Sheet2.E2:Sheet2.E17 Sheet2.F1:Sheet2.F1 Sheet2.F2:Sheet2.F17 Sheet2.G1:Sheet2.G1 Sheet2.G2:Sheet2.G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# of producers</text:p>
          </table:table-cell>
          <table:table-cell office:value-type="string" calcext:value-type="string">
            <text:p>LinkedBlockingQueue</text:p>
          </table:table-cell>
          <table:table-cell table:style-name="ce1" office:value-type="string" calcext:value-type="string">
            <text:p>ArrayBlockingQueue</text:p>
          </table:table-cell>
          <table:table-cell office:value-type="string" calcext:value-type="string">
            <text:p>ConcurrentLinkedQueue_Yielding</text:p>
          </table:table-cell>
          <table:table-cell office:value-type="string" calcext:value-type="string">
            <text:p>LinkedTransferQueue</text:p>
          </table:table-cell>
          <table:table-cell office:value-type="string" calcext:value-type="string">
            <text:p>MPSCQueue.Yielding</text:p>
          </table:table-cell>
          <table:table-cell office:value-type="string" calcext:value-type="string">
            <text:p>MPSCQueue.Bounded.Yield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473480" calcext:value-type="float">
            <text:p>3.47E+006</text:p>
          </table:table-cell>
          <table:table-cell table:style-name="ce1" office:value-type="float" office:value="2733910" calcext:value-type="float">
            <text:p>2.73E+006</text:p>
          </table:table-cell>
          <table:table-cell table:style-name="ce1" office:value-type="float" office:value="8829180" calcext:value-type="float">
            <text:p>8.83E+006</text:p>
          </table:table-cell>
          <table:table-cell table:style-name="ce1" office:value-type="float" office:value="5704440" calcext:value-type="float">
            <text:p>5.70E+006</text:p>
          </table:table-cell>
          <table:table-cell table:style-name="ce1" office:value-type="float" office:value="11201900" calcext:value-type="float">
            <text:p>1.12E+007</text:p>
          </table:table-cell>
          <table:table-cell table:style-name="ce1" office:value-type="float" office:value="9101220" calcext:value-type="float">
            <text:p>9.10E+00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364200" calcext:value-type="float">
            <text:p>2.36E+006</text:p>
          </table:table-cell>
          <table:table-cell table:style-name="ce1" office:value-type="float" office:value="2463470" calcext:value-type="float">
            <text:p>2.46E+006</text:p>
          </table:table-cell>
          <table:table-cell table:style-name="ce1" office:value-type="float" office:value="6047660" calcext:value-type="float">
            <text:p>6.05E+006</text:p>
          </table:table-cell>
          <table:table-cell table:style-name="ce1" office:value-type="float" office:value="6560310" calcext:value-type="float">
            <text:p>6.56E+006</text:p>
          </table:table-cell>
          <table:table-cell table:style-name="ce1" office:value-type="float" office:value="7550130" calcext:value-type="float">
            <text:p>7.55E+006</text:p>
          </table:table-cell>
          <table:table-cell table:style-name="ce1" office:value-type="float" office:value="5540690" calcext:value-type="float">
            <text:p>5.54E+00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103560" calcext:value-type="float">
            <text:p>1.10E+006</text:p>
          </table:table-cell>
          <table:table-cell table:style-name="ce1" office:value-type="float" office:value="2173360" calcext:value-type="float">
            <text:p>2.17E+006</text:p>
          </table:table-cell>
          <table:table-cell table:style-name="ce1" office:value-type="float" office:value="3718750" calcext:value-type="float">
            <text:p>3.72E+006</text:p>
          </table:table-cell>
          <table:table-cell table:style-name="ce1" office:value-type="float" office:value="2681860" calcext:value-type="float">
            <text:p>2.68E+006</text:p>
          </table:table-cell>
          <table:table-cell table:style-name="ce1" office:value-type="float" office:value="12185400" calcext:value-type="float">
            <text:p>1.22E+007</text:p>
          </table:table-cell>
          <table:table-cell table:style-name="ce1" office:value-type="float" office:value="6222280" calcext:value-type="float">
            <text:p>6.22E+00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385820" calcext:value-type="float">
            <text:p>1.39E+006</text:p>
          </table:table-cell>
          <table:table-cell table:style-name="ce1" office:value-type="float" office:value="1420530" calcext:value-type="float">
            <text:p>1.42E+006</text:p>
          </table:table-cell>
          <table:table-cell table:style-name="ce1" office:value-type="float" office:value="3722100" calcext:value-type="float">
            <text:p>3.72E+006</text:p>
          </table:table-cell>
          <table:table-cell table:style-name="ce1" office:value-type="float" office:value="2925910" calcext:value-type="float">
            <text:p>2.93E+006</text:p>
          </table:table-cell>
          <table:table-cell table:style-name="ce1" office:value-type="float" office:value="10031600" calcext:value-type="float">
            <text:p>1.00E+007</text:p>
          </table:table-cell>
          <table:table-cell table:style-name="ce1" office:value-type="float" office:value="5845920" calcext:value-type="float">
            <text:p>5.85E+00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310870" calcext:value-type="float">
            <text:p>1.31E+006</text:p>
          </table:table-cell>
          <table:table-cell table:style-name="ce1" office:value-type="float" office:value="1148620" calcext:value-type="float">
            <text:p>1.15E+006</text:p>
          </table:table-cell>
          <table:table-cell table:style-name="ce1" office:value-type="float" office:value="2706870" calcext:value-type="float">
            <text:p>2.71E+006</text:p>
          </table:table-cell>
          <table:table-cell table:style-name="ce1" office:value-type="float" office:value="1552510" calcext:value-type="float">
            <text:p>1.55E+006</text:p>
          </table:table-cell>
          <table:table-cell table:style-name="ce1" office:value-type="float" office:value="9130070" calcext:value-type="float">
            <text:p>9.13E+006</text:p>
          </table:table-cell>
          <table:table-cell table:style-name="ce1" office:value-type="float" office:value="4467630" calcext:value-type="float">
            <text:p>4.47E+00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185620" calcext:value-type="float">
            <text:p>1.19E+006</text:p>
          </table:table-cell>
          <table:table-cell table:style-name="ce1" office:value-type="float" office:value="965964" calcext:value-type="float">
            <text:p>9.66E+005</text:p>
          </table:table-cell>
          <table:table-cell table:style-name="ce1" office:value-type="float" office:value="2860610" calcext:value-type="float">
            <text:p>2.86E+006</text:p>
          </table:table-cell>
          <table:table-cell table:style-name="ce1" office:value-type="float" office:value="935864" calcext:value-type="float">
            <text:p>9.36E+005</text:p>
          </table:table-cell>
          <table:table-cell table:style-name="ce1" office:value-type="float" office:value="7505660" calcext:value-type="float">
            <text:p>7.51E+006</text:p>
          </table:table-cell>
          <table:table-cell table:style-name="ce1" office:value-type="float" office:value="6819980" calcext:value-type="float">
            <text:p>6.82E+00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278950" calcext:value-type="float">
            <text:p>1.28E+006</text:p>
          </table:table-cell>
          <table:table-cell table:style-name="ce1" office:value-type="float" office:value="667929" calcext:value-type="float">
            <text:p>6.68E+005</text:p>
          </table:table-cell>
          <table:table-cell table:style-name="ce1" office:value-type="float" office:value="2799000" calcext:value-type="float">
            <text:p>2.80E+006</text:p>
          </table:table-cell>
          <table:table-cell table:style-name="ce1" office:value-type="float" office:value="1869850" calcext:value-type="float">
            <text:p>1.87E+006</text:p>
          </table:table-cell>
          <table:table-cell table:style-name="ce1" office:value-type="float" office:value="3108310" calcext:value-type="float">
            <text:p>3.11E+006</text:p>
          </table:table-cell>
          <table:table-cell table:style-name="ce1" office:value-type="float" office:value="3860560" calcext:value-type="float">
            <text:p>3.86E+00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213290" calcext:value-type="float">
            <text:p>1.21E+006</text:p>
          </table:table-cell>
          <table:table-cell table:style-name="ce1" office:value-type="float" office:value="672941" calcext:value-type="float">
            <text:p>6.73E+005</text:p>
          </table:table-cell>
          <table:table-cell table:style-name="ce1" office:value-type="float" office:value="1853400" calcext:value-type="float">
            <text:p>1.85E+006</text:p>
          </table:table-cell>
          <table:table-cell table:style-name="ce1" office:value-type="float" office:value="788571" calcext:value-type="float">
            <text:p>7.89E+005</text:p>
          </table:table-cell>
          <table:table-cell table:style-name="ce1" office:value-type="float" office:value="4786050" calcext:value-type="float">
            <text:p>4.79E+006</text:p>
          </table:table-cell>
          <table:table-cell table:style-name="ce1" office:value-type="float" office:value="3518310" calcext:value-type="float">
            <text:p>3.52E+00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325600" calcext:value-type="float">
            <text:p>1.33E+006</text:p>
          </table:table-cell>
          <table:table-cell table:style-name="ce1" office:value-type="float" office:value="464745" calcext:value-type="float">
            <text:p>4.65E+005</text:p>
          </table:table-cell>
          <table:table-cell table:style-name="ce1" office:value-type="float" office:value="1773780" calcext:value-type="float">
            <text:p>1.77E+006</text:p>
          </table:table-cell>
          <table:table-cell table:style-name="ce1" office:value-type="float" office:value="1312410" calcext:value-type="float">
            <text:p>1.31E+006</text:p>
          </table:table-cell>
          <table:table-cell table:style-name="ce1" office:value-type="float" office:value="6627490" calcext:value-type="float">
            <text:p>6.63E+006</text:p>
          </table:table-cell>
          <table:table-cell table:style-name="ce1" office:value-type="float" office:value="3181410" calcext:value-type="float">
            <text:p>3.18E+006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332660" calcext:value-type="float">
            <text:p>1.33E+006</text:p>
          </table:table-cell>
          <table:table-cell table:style-name="ce1" office:value-type="float" office:value="419756" calcext:value-type="float">
            <text:p>4.20E+005</text:p>
          </table:table-cell>
          <table:table-cell table:style-name="ce1" office:value-type="float" office:value="1913900" calcext:value-type="float">
            <text:p>1.91E+006</text:p>
          </table:table-cell>
          <table:table-cell table:style-name="ce1" office:value-type="float" office:value="954688" calcext:value-type="float">
            <text:p>9.55E+005</text:p>
          </table:table-cell>
          <table:table-cell table:style-name="ce1" office:value-type="float" office:value="7185160" calcext:value-type="float">
            <text:p>7.19E+006</text:p>
          </table:table-cell>
          <table:table-cell table:style-name="ce1" office:value-type="float" office:value="6746480" calcext:value-type="float">
            <text:p>6.75E+00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283970" calcext:value-type="float">
            <text:p>1.28E+006</text:p>
          </table:table-cell>
          <table:table-cell table:style-name="ce1" office:value-type="float" office:value="305301" calcext:value-type="float">
            <text:p>3.05E+005</text:p>
          </table:table-cell>
          <table:table-cell table:style-name="ce1" office:value-type="float" office:value="1852320" calcext:value-type="float">
            <text:p>1.85E+006</text:p>
          </table:table-cell>
          <table:table-cell table:style-name="ce1" office:value-type="float" office:value="844087" calcext:value-type="float">
            <text:p>8.44E+005</text:p>
          </table:table-cell>
          <table:table-cell table:style-name="ce1" office:value-type="float" office:value="2131270" calcext:value-type="float">
            <text:p>2.13E+006</text:p>
          </table:table-cell>
          <table:table-cell table:style-name="ce1" office:value-type="float" office:value="3695370" calcext:value-type="float">
            <text:p>3.70E+00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254040" calcext:value-type="float">
            <text:p>1.25E+006</text:p>
          </table:table-cell>
          <table:table-cell table:style-name="ce1" office:value-type="float" office:value="330663" calcext:value-type="float">
            <text:p>3.31E+005</text:p>
          </table:table-cell>
          <table:table-cell table:style-name="ce1" office:value-type="float" office:value="1683770" calcext:value-type="float">
            <text:p>1.68E+006</text:p>
          </table:table-cell>
          <table:table-cell table:style-name="ce1" office:value-type="float" office:value="932552" calcext:value-type="float">
            <text:p>9.33E+005</text:p>
          </table:table-cell>
          <table:table-cell table:style-name="ce1" office:value-type="float" office:value="4041340" calcext:value-type="float">
            <text:p>4.04E+006</text:p>
          </table:table-cell>
          <table:table-cell table:style-name="ce1" office:value-type="float" office:value="5467240" calcext:value-type="float">
            <text:p>5.47E+00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240750" calcext:value-type="float">
            <text:p>1.24E+006</text:p>
          </table:table-cell>
          <table:table-cell table:style-name="ce1" office:value-type="float" office:value="318582" calcext:value-type="float">
            <text:p>3.19E+005</text:p>
          </table:table-cell>
          <table:table-cell table:style-name="ce1" office:value-type="float" office:value="1675850" calcext:value-type="float">
            <text:p>1.68E+006</text:p>
          </table:table-cell>
          <table:table-cell table:style-name="ce1" office:value-type="float" office:value="999302" calcext:value-type="float">
            <text:p>9.99E+005</text:p>
          </table:table-cell>
          <table:table-cell table:style-name="ce1" office:value-type="float" office:value="6947900" calcext:value-type="float">
            <text:p>6.95E+006</text:p>
          </table:table-cell>
          <table:table-cell table:style-name="ce1" office:value-type="float" office:value="3535560" calcext:value-type="float">
            <text:p>3.54E+006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214180" calcext:value-type="float">
            <text:p>1.21E+006</text:p>
          </table:table-cell>
          <table:table-cell table:style-name="ce1" office:value-type="float" office:value="264234" calcext:value-type="float">
            <text:p>2.64E+005</text:p>
          </table:table-cell>
          <table:table-cell table:style-name="ce1" office:value-type="float" office:value="1434660" calcext:value-type="float">
            <text:p>1.43E+006</text:p>
          </table:table-cell>
          <table:table-cell table:style-name="ce1" office:value-type="float" office:value="1023100" calcext:value-type="float">
            <text:p>1.02E+006</text:p>
          </table:table-cell>
          <table:table-cell table:style-name="ce1" office:value-type="float" office:value="3066940" calcext:value-type="float">
            <text:p>3.07E+006</text:p>
          </table:table-cell>
          <table:table-cell table:style-name="ce1" office:value-type="float" office:value="4218520" calcext:value-type="float">
            <text:p>4.22E+00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313750" calcext:value-type="float">
            <text:p>1.31E+006</text:p>
          </table:table-cell>
          <table:table-cell table:style-name="ce1" office:value-type="float" office:value="275760" calcext:value-type="float">
            <text:p>2.76E+005</text:p>
          </table:table-cell>
          <table:table-cell table:style-name="ce1" office:value-type="float" office:value="1649970" calcext:value-type="float">
            <text:p>1.65E+006</text:p>
          </table:table-cell>
          <table:table-cell table:style-name="ce1" office:value-type="float" office:value="912436" calcext:value-type="float">
            <text:p>9.12E+005</text:p>
          </table:table-cell>
          <table:table-cell table:style-name="ce1" office:value-type="float" office:value="1628340" calcext:value-type="float">
            <text:p>1.63E+006</text:p>
          </table:table-cell>
          <table:table-cell table:style-name="ce1" office:value-type="float" office:value="3238330" calcext:value-type="float">
            <text:p>3.24E+00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258380" calcext:value-type="float">
            <text:p>1.26E+006</text:p>
          </table:table-cell>
          <table:table-cell table:style-name="ce1" office:value-type="float" office:value="265203" calcext:value-type="float">
            <text:p>2.65E+005</text:p>
          </table:table-cell>
          <table:table-cell table:style-name="ce1" office:value-type="float" office:value="1382370" calcext:value-type="float">
            <text:p>1.38E+006</text:p>
          </table:table-cell>
          <table:table-cell table:style-name="ce1" office:value-type="float" office:value="869294" calcext:value-type="float">
            <text:p>8.69E+005</text:p>
          </table:table-cell>
          <table:table-cell table:style-name="ce1" office:value-type="float" office:value="1790170" calcext:value-type="float">
            <text:p>1.79E+006</text:p>
          </table:table-cell>
          <table:table-cell table:style-name="ce1" office:value-type="float" office:value="3449970" calcext:value-type="float">
            <text:p>3.45E+006</text:p>
          </table:table-cell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13.9819in" svg:height="7.8646in" svg:x="0.0224in" svg:y="3.1906in">
            <draw:object draw:notify-on-update-of-ranges="Sheet3.A2:Sheet3.A17 Sheet3.B1:Sheet3.B1 Sheet3.B2:Sheet3.B17 Sheet3.C1:Sheet3.C1 Sheet3.C2:Sheet3.C17 Sheet3.D1:Sheet3.D1 Sheet3.D2:Sheet3.D17 Sheet3.E1:Sheet3.E1 Sheet3.E2:Sheet3.E17 Sheet3.F1:Sheet3.F1 Sheet3.F2:Sheet3.F17 Sheet3.G1:Sheet3.G1 Sheet3.G2:Sheet3.G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2">
          <table:table-cell office:value-type="string" calcext:value-type="string">
            <text:p># of producers</text:p>
          </table:table-cell>
          <table:table-cell office:value-type="string" calcext:value-type="string">
            <text:p>MPSCQueue.Yielding</text:p>
          </table:table-cell>
          <table:table-cell table:style-name="ce1" office:value-type="string" calcext:value-type="string">
            <text:p>MPSCQueue.Parking</text:p>
          </table:table-cell>
          <table:table-cell office:value-type="string" calcext:value-type="string">
            <text:p>MPSCQueue.Bounded.Yielding</text:p>
          </table:table-cell>
          <table:table-cell office:value-type="string" calcext:value-type="string">
            <text:p>MPSCQueue.Yielding</text:p>
          </table:table-cell>
          <table:table-cell office:value-type="string" calcext:value-type="string">
            <text:p>MPSCQueue.Parking2</text:p>
          </table:table-cell>
          <table:table-cell office:value-type="string" calcext:value-type="string">
            <text:p>MPSCQueue.Bounded.Yield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0014200" calcext:value-type="float">
            <text:p>3.00E+007</text:p>
          </table:table-cell>
          <table:table-cell table:style-name="ce1" office:value-type="float" office:value="11236700" calcext:value-type="float">
            <text:p>1.12E+007</text:p>
          </table:table-cell>
          <table:table-cell table:style-name="ce1" office:value-type="float" office:value="17886500" calcext:value-type="float">
            <text:p>1.79E+007</text:p>
          </table:table-cell>
          <table:table-cell table:style-name="ce1" office:value-type="float" office:value="42766300" calcext:value-type="float">
            <text:p>4.28E+007</text:p>
          </table:table-cell>
          <table:table-cell table:style-name="ce1" office:value-type="float" office:value="9867530" calcext:value-type="float">
            <text:p>9.87E+006</text:p>
          </table:table-cell>
          <table:table-cell table:style-name="ce1" office:value-type="float" office:value="17225200" calcext:value-type="float">
            <text:p>1.72E+0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3313200" calcext:value-type="float">
            <text:p>2.33E+007</text:p>
          </table:table-cell>
          <table:table-cell table:style-name="ce1" office:value-type="float" office:value="22141200" calcext:value-type="float">
            <text:p>2.21E+007</text:p>
          </table:table-cell>
          <table:table-cell table:style-name="ce1" office:value-type="float" office:value="16475600" calcext:value-type="float">
            <text:p>1.65E+007</text:p>
          </table:table-cell>
          <table:table-cell table:style-name="ce1" office:value-type="float" office:value="25649000" calcext:value-type="float">
            <text:p>2.56E+007</text:p>
          </table:table-cell>
          <table:table-cell table:style-name="ce1" office:value-type="float" office:value="23959500" calcext:value-type="float">
            <text:p>2.40E+007</text:p>
          </table:table-cell>
          <table:table-cell table:style-name="ce1" office:value-type="float" office:value="17680900" calcext:value-type="float">
            <text:p>1.77E+0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2252400" calcext:value-type="float">
            <text:p>3.23E+007</text:p>
          </table:table-cell>
          <table:table-cell table:style-name="ce1" office:value-type="float" office:value="32813400" calcext:value-type="float">
            <text:p>3.28E+007</text:p>
          </table:table-cell>
          <table:table-cell table:style-name="ce1" office:value-type="float" office:value="21602200" calcext:value-type="float">
            <text:p>2.16E+007</text:p>
          </table:table-cell>
          <table:table-cell table:style-name="ce1" office:value-type="float" office:value="35553300" calcext:value-type="float">
            <text:p>3.56E+007</text:p>
          </table:table-cell>
          <table:table-cell table:style-name="ce1" office:value-type="float" office:value="25269900" calcext:value-type="float">
            <text:p>2.53E+007</text:p>
          </table:table-cell>
          <table:table-cell table:style-name="ce1" office:value-type="float" office:value="22093600" calcext:value-type="float">
            <text:p>2.21E+0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34356600" calcext:value-type="float">
            <text:p>3.44E+007</text:p>
          </table:table-cell>
          <table:table-cell table:style-name="ce1" office:value-type="float" office:value="33853000" calcext:value-type="float">
            <text:p>3.39E+007</text:p>
          </table:table-cell>
          <table:table-cell table:style-name="ce1" office:value-type="float" office:value="25553100" calcext:value-type="float">
            <text:p>2.56E+007</text:p>
          </table:table-cell>
          <table:table-cell table:style-name="ce1" office:value-type="float" office:value="38232800" calcext:value-type="float">
            <text:p>3.82E+007</text:p>
          </table:table-cell>
          <table:table-cell table:style-name="ce1" office:value-type="float" office:value="27031000" calcext:value-type="float">
            <text:p>2.70E+007</text:p>
          </table:table-cell>
          <table:table-cell table:style-name="ce1" office:value-type="float" office:value="27392900" calcext:value-type="float">
            <text:p>2.74E+00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6420800" calcext:value-type="float">
            <text:p>2.64E+007</text:p>
          </table:table-cell>
          <table:table-cell table:style-name="ce1" office:value-type="float" office:value="26602500" calcext:value-type="float">
            <text:p>2.66E+007</text:p>
          </table:table-cell>
          <table:table-cell table:style-name="ce1" office:value-type="float" office:value="24648400" calcext:value-type="float">
            <text:p>2.46E+007</text:p>
          </table:table-cell>
          <table:table-cell table:style-name="ce1" office:value-type="float" office:value="37628800" calcext:value-type="float">
            <text:p>3.76E+007</text:p>
          </table:table-cell>
          <table:table-cell table:style-name="ce1" office:value-type="float" office:value="33503500" calcext:value-type="float">
            <text:p>3.35E+007</text:p>
          </table:table-cell>
          <table:table-cell table:style-name="ce1" office:value-type="float" office:value="25071500" calcext:value-type="float">
            <text:p>2.51E+00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27444200" calcext:value-type="float">
            <text:p>2.74E+007</text:p>
          </table:table-cell>
          <table:table-cell table:style-name="ce1" office:value-type="float" office:value="29107800" calcext:value-type="float">
            <text:p>2.91E+007</text:p>
          </table:table-cell>
          <table:table-cell table:style-name="ce1" office:value-type="float" office:value="25235800" calcext:value-type="float">
            <text:p>2.52E+007</text:p>
          </table:table-cell>
          <table:table-cell table:style-name="ce1" office:value-type="float" office:value="35703200" calcext:value-type="float">
            <text:p>3.57E+007</text:p>
          </table:table-cell>
          <table:table-cell table:style-name="ce1" office:value-type="float" office:value="30728900" calcext:value-type="float">
            <text:p>3.07E+007</text:p>
          </table:table-cell>
          <table:table-cell table:style-name="ce1" office:value-type="float" office:value="24784500" calcext:value-type="float">
            <text:p>2.48E+00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931800" calcext:value-type="float">
            <text:p>2.59E+007</text:p>
          </table:table-cell>
          <table:table-cell table:style-name="ce1" office:value-type="float" office:value="31580200" calcext:value-type="float">
            <text:p>3.16E+007</text:p>
          </table:table-cell>
          <table:table-cell table:style-name="ce1" office:value-type="float" office:value="24847800" calcext:value-type="float">
            <text:p>2.48E+007</text:p>
          </table:table-cell>
          <table:table-cell table:style-name="ce1" office:value-type="float" office:value="28863800" calcext:value-type="float">
            <text:p>2.89E+007</text:p>
          </table:table-cell>
          <table:table-cell table:style-name="ce1" office:value-type="float" office:value="32361000" calcext:value-type="float">
            <text:p>3.24E+007</text:p>
          </table:table-cell>
          <table:table-cell table:style-name="ce1" office:value-type="float" office:value="25368000" calcext:value-type="float">
            <text:p>2.54E+00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9054000" calcext:value-type="float">
            <text:p>2.91E+007</text:p>
          </table:table-cell>
          <table:table-cell table:style-name="ce1" office:value-type="float" office:value="28992300" calcext:value-type="float">
            <text:p>2.90E+007</text:p>
          </table:table-cell>
          <table:table-cell table:style-name="ce1" office:value-type="float" office:value="22860800" calcext:value-type="float">
            <text:p>2.29E+007</text:p>
          </table:table-cell>
          <table:table-cell table:style-name="ce1" office:value-type="float" office:value="28471100" calcext:value-type="float">
            <text:p>2.85E+007</text:p>
          </table:table-cell>
          <table:table-cell table:style-name="ce1" office:value-type="float" office:value="30245200" calcext:value-type="float">
            <text:p>3.02E+007</text:p>
          </table:table-cell>
          <table:table-cell table:style-name="ce1" office:value-type="float" office:value="22375400" calcext:value-type="float">
            <text:p>2.24E+00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2231500" calcext:value-type="float">
            <text:p>2.22E+007</text:p>
          </table:table-cell>
          <table:table-cell table:style-name="ce1" office:value-type="float" office:value="23858900" calcext:value-type="float">
            <text:p>2.39E+007</text:p>
          </table:table-cell>
          <table:table-cell table:style-name="ce1" office:value-type="float" office:value="22784800" calcext:value-type="float">
            <text:p>2.28E+007</text:p>
          </table:table-cell>
          <table:table-cell table:style-name="ce1" office:value-type="float" office:value="25109600" calcext:value-type="float">
            <text:p>2.51E+007</text:p>
          </table:table-cell>
          <table:table-cell table:style-name="ce1" office:value-type="float" office:value="30025200" calcext:value-type="float">
            <text:p>3.00E+007</text:p>
          </table:table-cell>
          <table:table-cell table:style-name="ce1" office:value-type="float" office:value="22735800" calcext:value-type="float">
            <text:p>2.27E+007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2679300" calcext:value-type="float">
            <text:p>2.27E+007</text:p>
          </table:table-cell>
          <table:table-cell table:style-name="ce1" office:value-type="float" office:value="17485800" calcext:value-type="float">
            <text:p>1.75E+007</text:p>
          </table:table-cell>
          <table:table-cell table:style-name="ce1" office:value-type="float" office:value="24669400" calcext:value-type="float">
            <text:p>2.47E+007</text:p>
          </table:table-cell>
          <table:table-cell table:style-name="ce1" office:value-type="float" office:value="26304000" calcext:value-type="float">
            <text:p>2.63E+007</text:p>
          </table:table-cell>
          <table:table-cell table:style-name="ce1" office:value-type="float" office:value="22518400" calcext:value-type="float">
            <text:p>2.25E+007</text:p>
          </table:table-cell>
          <table:table-cell table:style-name="ce1" office:value-type="float" office:value="20130400" calcext:value-type="float">
            <text:p>2.01E+007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8351200" calcext:value-type="float">
            <text:p>1.84E+007</text:p>
          </table:table-cell>
          <table:table-cell table:style-name="ce1" office:value-type="float" office:value="17616200" calcext:value-type="float">
            <text:p>1.76E+007</text:p>
          </table:table-cell>
          <table:table-cell table:style-name="ce1" office:value-type="float" office:value="22205300" calcext:value-type="float">
            <text:p>2.22E+007</text:p>
          </table:table-cell>
          <table:table-cell table:style-name="ce1" office:value-type="float" office:value="19870300" calcext:value-type="float">
            <text:p>1.99E+007</text:p>
          </table:table-cell>
          <table:table-cell table:style-name="ce1" office:value-type="float" office:value="22628500" calcext:value-type="float">
            <text:p>2.26E+007</text:p>
          </table:table-cell>
          <table:table-cell table:style-name="ce1" office:value-type="float" office:value="18458200" calcext:value-type="float">
            <text:p>1.85E+00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9409000" calcext:value-type="float">
            <text:p>1.94E+007</text:p>
          </table:table-cell>
          <table:table-cell table:style-name="ce1" office:value-type="float" office:value="16120700" calcext:value-type="float">
            <text:p>1.61E+007</text:p>
          </table:table-cell>
          <table:table-cell table:style-name="ce1" office:value-type="float" office:value="19499700" calcext:value-type="float">
            <text:p>1.95E+007</text:p>
          </table:table-cell>
          <table:table-cell table:style-name="ce1" office:value-type="float" office:value="19169000" calcext:value-type="float">
            <text:p>1.92E+007</text:p>
          </table:table-cell>
          <table:table-cell table:style-name="ce1" office:value-type="float" office:value="19043700" calcext:value-type="float">
            <text:p>1.90E+007</text:p>
          </table:table-cell>
          <table:table-cell table:style-name="ce1" office:value-type="float" office:value="14148500" calcext:value-type="float">
            <text:p>1.41E+007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5352600" calcext:value-type="float">
            <text:p>1.54E+007</text:p>
          </table:table-cell>
          <table:table-cell table:style-name="ce1" office:value-type="float" office:value="14027400" calcext:value-type="float">
            <text:p>1.40E+007</text:p>
          </table:table-cell>
          <table:table-cell table:style-name="ce1" office:value-type="float" office:value="22626200" calcext:value-type="float">
            <text:p>2.26E+007</text:p>
          </table:table-cell>
          <table:table-cell table:style-name="ce1" office:value-type="float" office:value="18092800" calcext:value-type="float">
            <text:p>1.81E+007</text:p>
          </table:table-cell>
          <table:table-cell table:style-name="ce1" office:value-type="float" office:value="14318000" calcext:value-type="float">
            <text:p>1.43E+007</text:p>
          </table:table-cell>
          <table:table-cell table:style-name="ce1" office:value-type="float" office:value="18264800" calcext:value-type="float">
            <text:p>1.83E+007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7933800" calcext:value-type="float">
            <text:p>1.79E+007</text:p>
          </table:table-cell>
          <table:table-cell table:style-name="ce1" office:value-type="float" office:value="13989600" calcext:value-type="float">
            <text:p>1.40E+007</text:p>
          </table:table-cell>
          <table:table-cell table:style-name="ce1" office:value-type="float" office:value="17218800" calcext:value-type="float">
            <text:p>1.72E+007</text:p>
          </table:table-cell>
          <table:table-cell table:style-name="ce1" office:value-type="float" office:value="18320000" calcext:value-type="float">
            <text:p>1.83E+007</text:p>
          </table:table-cell>
          <table:table-cell table:style-name="ce1" office:value-type="float" office:value="12326800" calcext:value-type="float">
            <text:p>1.23E+007</text:p>
          </table:table-cell>
          <table:table-cell table:style-name="ce1" office:value-type="float" office:value="21855500" calcext:value-type="float">
            <text:p>2.19E+007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4777400" calcext:value-type="float">
            <text:p>1.48E+007</text:p>
          </table:table-cell>
          <table:table-cell table:style-name="ce1" office:value-type="float" office:value="11133300" calcext:value-type="float">
            <text:p>1.11E+007</text:p>
          </table:table-cell>
          <table:table-cell table:style-name="ce1" office:value-type="float" office:value="20663200" calcext:value-type="float">
            <text:p>2.07E+007</text:p>
          </table:table-cell>
          <table:table-cell table:style-name="ce1" office:value-type="float" office:value="17547500" calcext:value-type="float">
            <text:p>1.75E+007</text:p>
          </table:table-cell>
          <table:table-cell table:style-name="ce1" office:value-type="float" office:value="17128500" calcext:value-type="float">
            <text:p>1.71E+007</text:p>
          </table:table-cell>
          <table:table-cell table:style-name="ce1" office:value-type="float" office:value="17539300" calcext:value-type="float">
            <text:p>1.75E+00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3177500" calcext:value-type="float">
            <text:p>1.32E+007</text:p>
          </table:table-cell>
          <table:table-cell table:style-name="ce1" office:value-type="float" office:value="11151800" calcext:value-type="float">
            <text:p>1.12E+007</text:p>
          </table:table-cell>
          <table:table-cell table:style-name="ce1" office:value-type="float" office:value="17111300" calcext:value-type="float">
            <text:p>1.71E+007</text:p>
          </table:table-cell>
          <table:table-cell table:style-name="ce1" office:value-type="float" office:value="15175200" calcext:value-type="float">
            <text:p>1.52E+007</text:p>
          </table:table-cell>
          <table:table-cell table:style-name="ce1" office:value-type="float" office:value="12248700" calcext:value-type="float">
            <text:p>1.22E+007</text:p>
          </table:table-cell>
          <table:table-cell table:style-name="ce1" office:value-type="float" office:value="17596300" calcext:value-type="float">
            <text:p>1.76E+007</text:p>
          </table:table-cell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4:45:31.037578478</meta:creation-date>
    <dc:date>2014-04-16T18:16:37.345772342</dc:date>
    <meta:editing-duration>PT1H45M12S</meta:editing-duration>
    <meta:editing-cycles>4</meta:editing-cycles>
    <meta:generator>LibreOffice/4.1.5.3$Linux_X86_64 LibreOffice_project/205099f953b4b61c41106e07b17e9e5acc65037</meta:generator>
    <meta:document-statistic meta:table-count="3" meta:cell-count="3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742cm" svg:y="0.535cm" chart:style-name="ch2">
          <text:p>BlockingQueuesTest</text:p>
        </chart:title>
        <chart:subtitle svg:x="15.107cm" svg:y="1.713cm" chart:style-name="ch3">
          <text:p>1 * i7-2600K CPU @ 3.40GHz</text:p>
        </chart:subtitle>
        <chart:legend chart:legend-position="end" svg:x="29.091cm" svg:y="8.444cm" style:legend-expansion="high" chart:style-name="ch4"/>
        <chart:plot-area chart:style-name="ch5" table:cell-range-address="Sheet1.A1:Sheet1.G17" chart:data-source-has-labels="both" svg:x="1.721cm" svg:y="3.194cm" svg:width="25.95cm" svg:height="15.403cm">
          <chartooo:coordinate-region svg:x="3.639cm" svg:y="3.393cm" svg:width="23.846cm" svg:height="14.557cm"/>
          <chart:axis chart:dimension="x" chart:name="primary-x" chart:style-name="ch6" chartooo:axis-type="auto">
            <chartooo:date-scale/>
            <chart:title svg:x="13.594cm" svg:y="18.996cm" chart:style-name="ch7">
              <text:p># of producers</text:p>
            </chart:title>
            <chart:categories table:cell-range-address="Sheet1.A2:Sheet1.A17"/>
            <chart:grid chart:style-name="ch8" chart:class="major"/>
          </chart:axis>
          <chart:axis chart:dimension="y" chart:name="primary-y" chart:style-name="ch9">
            <chart:title svg:x="0.451cm" svg:y="12.407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1.B2:Sheet1.B17" chart:label-cell-address="Sheet1.B1:Sheet1.B1" chart:class="chart:line">
            <chart:data-point chart:repeated="16"/>
          </chart:series>
          <chart:series chart:style-name="ch12" chart:values-cell-range-address="Sheet1.C2:Sheet1.C17" chart:label-cell-address="Sheet1.C1:Sheet1.C1" chart:class="chart:line">
            <chart:data-point chart:repeated="16"/>
          </chart:series>
          <chart:series chart:style-name="ch13" chart:values-cell-range-address="Sheet1.D2:Sheet1.D17" chart:label-cell-address="Sheet1.D1:Sheet1.D1" chart:class="chart:line">
            <chart:data-point chart:repeated="16"/>
          </chart:series>
          <chart:series chart:style-name="ch14" chart:values-cell-range-address="Sheet1.E2:Sheet1.E17" chart:label-cell-address="Sheet1.E1:Sheet1.E1" chart:class="chart:line">
            <chart:data-point chart:repeated="16"/>
          </chart:series>
          <chart:series chart:style-name="ch15" chart:values-cell-range-address="Sheet1.F2:Sheet1.F17" chart:label-cell-address="Sheet1.F1:Sheet1.F1" chart:class="chart:line">
            <chart:data-point chart:repeated="16"/>
          </chart:series>
          <chart:series chart:style-name="ch16" chart:values-cell-range-address="Sheet1.G2:Sheet1.G17" chart:label-cell-address="Sheet1.G1:Sheet1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BlockingQueue</text:p>
                <draw:g>
                  <svg:desc>Sheet1.B1:Sheet1.B1</svg:desc>
                </draw:g>
              </table:table-cell>
              <table:table-cell office:value-type="string">
                <text:p>ArrayBlockingQueue</text:p>
                <draw:g>
                  <svg:desc>Sheet1.C1:Sheet1.C1</svg:desc>
                </draw:g>
              </table:table-cell>
              <table:table-cell office:value-type="string">
                <text:p>ConcurrentLinkedQueue_Yielding</text:p>
                <draw:g>
                  <svg:desc>Sheet1.D1:Sheet1.D1</svg:desc>
                </draw:g>
              </table:table-cell>
              <table:table-cell office:value-type="string">
                <text:p>LinkedTransferQueue</text:p>
                <draw:g>
                  <svg:desc>Sheet1.E1:Sheet1.E1</svg:desc>
                </draw:g>
              </table:table-cell>
              <table:table-cell office:value-type="string">
                <text:p>MPSCQueue.Yielding</text:p>
                <draw:g>
                  <svg:desc>Sheet1.F1:Sheet1.F1</svg:desc>
                </draw:g>
              </table:table-cell>
              <table:table-cell office:value-type="string">
                <text:p>MPSCQueue.Bounded.Yielding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7</svg:desc>
                </draw:g>
              </table:table-cell>
              <table:table-cell office:value-type="float" office:value="6991060">
                <text:p>6991060</text:p>
                <draw:g>
                  <svg:desc>Sheet1.B2:Sheet1.B17</svg:desc>
                </draw:g>
              </table:table-cell>
              <table:table-cell office:value-type="float" office:value="5306040">
                <text:p>5306040</text:p>
                <draw:g>
                  <svg:desc>Sheet1.C2:Sheet1.C17</svg:desc>
                </draw:g>
              </table:table-cell>
              <table:table-cell office:value-type="float" office:value="17036600">
                <text:p>17036600</text:p>
                <draw:g>
                  <svg:desc>Sheet1.D2:Sheet1.D17</svg:desc>
                </draw:g>
              </table:table-cell>
              <table:table-cell office:value-type="float" office:value="13264800">
                <text:p>13264800</text:p>
                <draw:g>
                  <svg:desc>Sheet1.E2:Sheet1.E17</svg:desc>
                </draw:g>
              </table:table-cell>
              <table:table-cell office:value-type="float" office:value="19157300">
                <text:p>19157300</text:p>
                <draw:g>
                  <svg:desc>Sheet1.F2:Sheet1.F17</svg:desc>
                </draw:g>
              </table:table-cell>
              <table:table-cell office:value-type="float" office:value="14277600">
                <text:p>14277600</text:p>
                <draw:g>
                  <svg:desc>Sheet1.G2:Sheet1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153860">
                <text:p>7153860</text:p>
              </table:table-cell>
              <table:table-cell office:value-type="float" office:value="16764400">
                <text:p>16764400</text:p>
              </table:table-cell>
              <table:table-cell office:value-type="float" office:value="14462000">
                <text:p>14462000</text:p>
              </table:table-cell>
              <table:table-cell office:value-type="float" office:value="13063400">
                <text:p>13063400</text:p>
              </table:table-cell>
              <table:table-cell office:value-type="float" office:value="28701600">
                <text:p>28701600</text:p>
              </table:table-cell>
              <table:table-cell office:value-type="float" office:value="17361400">
                <text:p>173614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921520">
                <text:p>6921520</text:p>
              </table:table-cell>
              <table:table-cell office:value-type="float" office:value="11043600">
                <text:p>11043600</text:p>
              </table:table-cell>
              <table:table-cell office:value-type="float" office:value="14837500">
                <text:p>14837500</text:p>
              </table:table-cell>
              <table:table-cell office:value-type="float" office:value="13632500">
                <text:p>13632500</text:p>
              </table:table-cell>
              <table:table-cell office:value-type="float" office:value="29499600">
                <text:p>29499600</text:p>
              </table:table-cell>
              <table:table-cell office:value-type="float" office:value="18387900">
                <text:p>183879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907720">
                <text:p>6907720</text:p>
              </table:table-cell>
              <table:table-cell office:value-type="float" office:value="10017900">
                <text:p>10017900</text:p>
              </table:table-cell>
              <table:table-cell office:value-type="float" office:value="13028900">
                <text:p>13028900</text:p>
              </table:table-cell>
              <table:table-cell office:value-type="float" office:value="13346900">
                <text:p>13346900</text:p>
              </table:table-cell>
              <table:table-cell office:value-type="float" office:value="25854900">
                <text:p>25854900</text:p>
              </table:table-cell>
              <table:table-cell office:value-type="float" office:value="16301100">
                <text:p>163011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914040">
                <text:p>6914040</text:p>
              </table:table-cell>
              <table:table-cell office:value-type="float" office:value="8561350">
                <text:p>8561350</text:p>
              </table:table-cell>
              <table:table-cell office:value-type="float" office:value="12302900">
                <text:p>12302900</text:p>
              </table:table-cell>
              <table:table-cell office:value-type="float" office:value="13153500">
                <text:p>13153500</text:p>
              </table:table-cell>
              <table:table-cell office:value-type="float" office:value="27872000">
                <text:p>27872000</text:p>
              </table:table-cell>
              <table:table-cell office:value-type="float" office:value="15020800">
                <text:p>150208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900180">
                <text:p>6900180</text:p>
              </table:table-cell>
              <table:table-cell office:value-type="float" office:value="7786040">
                <text:p>7786040</text:p>
              </table:table-cell>
              <table:table-cell office:value-type="float" office:value="13111800">
                <text:p>13111800</text:p>
              </table:table-cell>
              <table:table-cell office:value-type="float" office:value="12576900">
                <text:p>12576900</text:p>
              </table:table-cell>
              <table:table-cell office:value-type="float" office:value="27193400">
                <text:p>27193400</text:p>
              </table:table-cell>
              <table:table-cell office:value-type="float" office:value="15660400">
                <text:p>156604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356950">
                <text:p>7356950</text:p>
              </table:table-cell>
              <table:table-cell office:value-type="float" office:value="7178680">
                <text:p>7178680</text:p>
              </table:table-cell>
              <table:table-cell office:value-type="float" office:value="13193700">
                <text:p>13193700</text:p>
              </table:table-cell>
              <table:table-cell office:value-type="float" office:value="13706000">
                <text:p>13706000</text:p>
              </table:table-cell>
              <table:table-cell office:value-type="float" office:value="25352000">
                <text:p>25352000</text:p>
              </table:table-cell>
              <table:table-cell office:value-type="float" office:value="14908000">
                <text:p>149080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139600">
                <text:p>7139600</text:p>
              </table:table-cell>
              <table:table-cell office:value-type="float" office:value="6919100">
                <text:p>6919100</text:p>
              </table:table-cell>
              <table:table-cell office:value-type="float" office:value="13156800">
                <text:p>13156800</text:p>
              </table:table-cell>
              <table:table-cell office:value-type="float" office:value="12895600">
                <text:p>12895600</text:p>
              </table:table-cell>
              <table:table-cell office:value-type="float" office:value="23432200">
                <text:p>23432200</text:p>
              </table:table-cell>
              <table:table-cell office:value-type="float" office:value="14490400">
                <text:p>144904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038340">
                <text:p>7038340</text:p>
              </table:table-cell>
              <table:table-cell office:value-type="float" office:value="6908920">
                <text:p>6908920</text:p>
              </table:table-cell>
              <table:table-cell office:value-type="float" office:value="10830200">
                <text:p>10830200</text:p>
              </table:table-cell>
              <table:table-cell office:value-type="float" office:value="12642500">
                <text:p>12642500</text:p>
              </table:table-cell>
              <table:table-cell office:value-type="float" office:value="17363400">
                <text:p>17363400</text:p>
              </table:table-cell>
              <table:table-cell office:value-type="float" office:value="14402300">
                <text:p>144023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321270">
                <text:p>7321270</text:p>
              </table:table-cell>
              <table:table-cell office:value-type="float" office:value="6153660">
                <text:p>6153660</text:p>
              </table:table-cell>
              <table:table-cell office:value-type="float" office:value="10952500">
                <text:p>10952500</text:p>
              </table:table-cell>
              <table:table-cell office:value-type="float" office:value="9146930">
                <text:p>9146930</text:p>
              </table:table-cell>
              <table:table-cell office:value-type="float" office:value="17620500">
                <text:p>17620500</text:p>
              </table:table-cell>
              <table:table-cell office:value-type="float" office:value="12158300">
                <text:p>121583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396970">
                <text:p>7396970</text:p>
              </table:table-cell>
              <table:table-cell office:value-type="float" office:value="5756020">
                <text:p>5756020</text:p>
              </table:table-cell>
              <table:table-cell office:value-type="float" office:value="9279890">
                <text:p>9279890</text:p>
              </table:table-cell>
              <table:table-cell office:value-type="float" office:value="9167920">
                <text:p>9167920</text:p>
              </table:table-cell>
              <table:table-cell office:value-type="float" office:value="15564400">
                <text:p>15564400</text:p>
              </table:table-cell>
              <table:table-cell office:value-type="float" office:value="11861700">
                <text:p>118617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056820">
                <text:p>7056820</text:p>
              </table:table-cell>
              <table:table-cell office:value-type="float" office:value="5711420">
                <text:p>5711420</text:p>
              </table:table-cell>
              <table:table-cell office:value-type="float" office:value="9534610">
                <text:p>9534610</text:p>
              </table:table-cell>
              <table:table-cell office:value-type="float" office:value="8793040">
                <text:p>8793040</text:p>
              </table:table-cell>
              <table:table-cell office:value-type="float" office:value="15190600">
                <text:p>15190600</text:p>
              </table:table-cell>
              <table:table-cell office:value-type="float" office:value="9858190">
                <text:p>985819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03020">
                <text:p>6603020</text:p>
              </table:table-cell>
              <table:table-cell office:value-type="float" office:value="5078100">
                <text:p>5078100</text:p>
              </table:table-cell>
              <table:table-cell office:value-type="float" office:value="8648190">
                <text:p>8648190</text:p>
              </table:table-cell>
              <table:table-cell office:value-type="float" office:value="7466340">
                <text:p>7466340</text:p>
              </table:table-cell>
              <table:table-cell office:value-type="float" office:value="16318500">
                <text:p>16318500</text:p>
              </table:table-cell>
              <table:table-cell office:value-type="float" office:value="9470480">
                <text:p>947048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346290">
                <text:p>7346290</text:p>
              </table:table-cell>
              <table:table-cell office:value-type="float" office:value="4606230">
                <text:p>4606230</text:p>
              </table:table-cell>
              <table:table-cell office:value-type="float" office:value="7456810">
                <text:p>7456810</text:p>
              </table:table-cell>
              <table:table-cell office:value-type="float" office:value="6785250">
                <text:p>6785250</text:p>
              </table:table-cell>
              <table:table-cell office:value-type="float" office:value="14199900">
                <text:p>14199900</text:p>
              </table:table-cell>
              <table:table-cell office:value-type="float" office:value="10690800">
                <text:p>106908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988350">
                <text:p>6988350</text:p>
              </table:table-cell>
              <table:table-cell office:value-type="float" office:value="4517760">
                <text:p>4517760</text:p>
              </table:table-cell>
              <table:table-cell office:value-type="float" office:value="7746190">
                <text:p>7746190</text:p>
              </table:table-cell>
              <table:table-cell office:value-type="float" office:value="7052360">
                <text:p>7052360</text:p>
              </table:table-cell>
              <table:table-cell office:value-type="float" office:value="16419400">
                <text:p>16419400</text:p>
              </table:table-cell>
              <table:table-cell office:value-type="float" office:value="8792690">
                <text:p>879269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378850">
                <text:p>7378850</text:p>
              </table:table-cell>
              <table:table-cell office:value-type="float" office:value="4722810">
                <text:p>4722810</text:p>
              </table:table-cell>
              <table:table-cell office:value-type="float" office:value="6609830">
                <text:p>6609830</text:p>
              </table:table-cell>
              <table:table-cell office:value-type="float" office:value="6489910">
                <text:p>6489910</text:p>
              </table:table-cell>
              <table:table-cell office:value-type="float" office:value="13843800">
                <text:p>13843800</text:p>
              </table:table-cell>
              <table:table-cell office:value-type="float" office:value="9655560">
                <text:p>9655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742cm" svg:y="0.535cm" chart:style-name="ch2">
          <text:p>BlockingQueuesTest</text:p>
        </chart:title>
        <chart:subtitle svg:x="15.107cm" svg:y="1.713cm" chart:style-name="ch3">
          <text:p>1 * i7-2600K CPU @ 3.40GHz</text:p>
        </chart:subtitle>
        <chart:legend chart:legend-position="end" svg:x="29.091cm" svg:y="8.444cm" style:legend-expansion="high" chart:style-name="ch4"/>
        <chart:plot-area chart:style-name="ch5" table:cell-range-address="Sheet2.A1:Sheet2.G17" chart:data-source-has-labels="both" svg:x="1.721cm" svg:y="3.194cm" svg:width="25.95cm" svg:height="15.403cm">
          <chartooo:coordinate-region svg:x="3.639cm" svg:y="3.393cm" svg:width="23.846cm" svg:height="14.557cm"/>
          <chart:axis chart:dimension="x" chart:name="primary-x" chart:style-name="ch6" chartooo:axis-type="auto">
            <chartooo:date-scale/>
            <chart:title svg:x="13.594cm" svg:y="18.996cm" chart:style-name="ch7">
              <text:p># of producers</text:p>
            </chart:title>
            <chart:categories table:cell-range-address="Sheet2.A2:Sheet2.A17"/>
            <chart:grid chart:style-name="ch8" chart:class="major"/>
          </chart:axis>
          <chart:axis chart:dimension="y" chart:name="primary-y" chart:style-name="ch9">
            <chart:title svg:x="0.451cm" svg:y="12.407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2.B2:Sheet2.B17" chart:label-cell-address="Sheet2.B1:Sheet2.B1" chart:class="chart:line">
            <chart:data-point chart:repeated="16"/>
          </chart:series>
          <chart:series chart:style-name="ch12" chart:values-cell-range-address="Sheet2.C2:Sheet2.C17" chart:label-cell-address="Sheet2.C1:Sheet2.C1" chart:class="chart:line">
            <chart:data-point chart:repeated="16"/>
          </chart:series>
          <chart:series chart:style-name="ch13" chart:values-cell-range-address="Sheet2.D2:Sheet2.D17" chart:label-cell-address="Sheet2.D1:Sheet2.D1" chart:class="chart:line">
            <chart:data-point chart:repeated="16"/>
          </chart:series>
          <chart:series chart:style-name="ch14" chart:values-cell-range-address="Sheet2.E2:Sheet2.E17" chart:label-cell-address="Sheet2.E1:Sheet2.E1" chart:class="chart:line">
            <chart:data-point chart:repeated="16"/>
          </chart:series>
          <chart:series chart:style-name="ch15" chart:values-cell-range-address="Sheet2.F2:Sheet2.F17" chart:label-cell-address="Sheet2.F1:Sheet2.F1" chart:class="chart:line">
            <chart:data-point chart:repeated="16"/>
          </chart:series>
          <chart:series chart:style-name="ch16" chart:values-cell-range-address="Sheet2.G2:Sheet2.G17" chart:label-cell-address="Sheet2.G1:Sheet2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BlockingQueue</text:p>
                <draw:g>
                  <svg:desc>Sheet2.B1:Sheet2.B1</svg:desc>
                </draw:g>
              </table:table-cell>
              <table:table-cell office:value-type="string">
                <text:p>ArrayBlockingQueue</text:p>
                <draw:g>
                  <svg:desc>Sheet2.C1:Sheet2.C1</svg:desc>
                </draw:g>
              </table:table-cell>
              <table:table-cell office:value-type="string">
                <text:p>ConcurrentLinkedQueue_Yielding</text:p>
                <draw:g>
                  <svg:desc>Sheet2.D1:Sheet2.D1</svg:desc>
                </draw:g>
              </table:table-cell>
              <table:table-cell office:value-type="string">
                <text:p>LinkedTransferQueue</text:p>
                <draw:g>
                  <svg:desc>Sheet2.E1:Sheet2.E1</svg:desc>
                </draw:g>
              </table:table-cell>
              <table:table-cell office:value-type="string">
                <text:p>MPSCQueue.Yielding</text:p>
                <draw:g>
                  <svg:desc>Sheet2.F1:Sheet2.F1</svg:desc>
                </draw:g>
              </table:table-cell>
              <table:table-cell office:value-type="string">
                <text:p>MPSCQueue.Bounded.Yielding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2:Sheet2.A17</svg:desc>
                </draw:g>
              </table:table-cell>
              <table:table-cell office:value-type="float" office:value="3473480">
                <text:p>3473480</text:p>
                <draw:g>
                  <svg:desc>Sheet2.B2:Sheet2.B17</svg:desc>
                </draw:g>
              </table:table-cell>
              <table:table-cell office:value-type="float" office:value="2733910">
                <text:p>2733910</text:p>
                <draw:g>
                  <svg:desc>Sheet2.C2:Sheet2.C17</svg:desc>
                </draw:g>
              </table:table-cell>
              <table:table-cell office:value-type="float" office:value="8829180">
                <text:p>8829180</text:p>
                <draw:g>
                  <svg:desc>Sheet2.D2:Sheet2.D17</svg:desc>
                </draw:g>
              </table:table-cell>
              <table:table-cell office:value-type="float" office:value="5704440">
                <text:p>5704440</text:p>
                <draw:g>
                  <svg:desc>Sheet2.E2:Sheet2.E17</svg:desc>
                </draw:g>
              </table:table-cell>
              <table:table-cell office:value-type="float" office:value="11201900">
                <text:p>11201900</text:p>
                <draw:g>
                  <svg:desc>Sheet2.F2:Sheet2.F17</svg:desc>
                </draw:g>
              </table:table-cell>
              <table:table-cell office:value-type="float" office:value="9101220">
                <text:p>9101220</text:p>
                <draw:g>
                  <svg:desc>Sheet2.G2:Sheet2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64200">
                <text:p>2364200</text:p>
              </table:table-cell>
              <table:table-cell office:value-type="float" office:value="2463470">
                <text:p>2463470</text:p>
              </table:table-cell>
              <table:table-cell office:value-type="float" office:value="6047660">
                <text:p>6047660</text:p>
              </table:table-cell>
              <table:table-cell office:value-type="float" office:value="6560310">
                <text:p>6560310</text:p>
              </table:table-cell>
              <table:table-cell office:value-type="float" office:value="7550130">
                <text:p>7550130</text:p>
              </table:table-cell>
              <table:table-cell office:value-type="float" office:value="5540690">
                <text:p>55406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03560">
                <text:p>1103560</text:p>
              </table:table-cell>
              <table:table-cell office:value-type="float" office:value="2173360">
                <text:p>2173360</text:p>
              </table:table-cell>
              <table:table-cell office:value-type="float" office:value="3718750">
                <text:p>3718750</text:p>
              </table:table-cell>
              <table:table-cell office:value-type="float" office:value="2681860">
                <text:p>2681860</text:p>
              </table:table-cell>
              <table:table-cell office:value-type="float" office:value="12185400">
                <text:p>12185400</text:p>
              </table:table-cell>
              <table:table-cell office:value-type="float" office:value="6222280">
                <text:p>62222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85820">
                <text:p>1385820</text:p>
              </table:table-cell>
              <table:table-cell office:value-type="float" office:value="1420530">
                <text:p>1420530</text:p>
              </table:table-cell>
              <table:table-cell office:value-type="float" office:value="3722100">
                <text:p>3722100</text:p>
              </table:table-cell>
              <table:table-cell office:value-type="float" office:value="2925910">
                <text:p>2925910</text:p>
              </table:table-cell>
              <table:table-cell office:value-type="float" office:value="10031600">
                <text:p>10031600</text:p>
              </table:table-cell>
              <table:table-cell office:value-type="float" office:value="5845920">
                <text:p>58459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10870">
                <text:p>1310870</text:p>
              </table:table-cell>
              <table:table-cell office:value-type="float" office:value="1148620">
                <text:p>1148620</text:p>
              </table:table-cell>
              <table:table-cell office:value-type="float" office:value="2706870">
                <text:p>2706870</text:p>
              </table:table-cell>
              <table:table-cell office:value-type="float" office:value="1552510">
                <text:p>1552510</text:p>
              </table:table-cell>
              <table:table-cell office:value-type="float" office:value="9130070">
                <text:p>9130070</text:p>
              </table:table-cell>
              <table:table-cell office:value-type="float" office:value="4467630">
                <text:p>44676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85620">
                <text:p>1185620</text:p>
              </table:table-cell>
              <table:table-cell office:value-type="float" office:value="965964">
                <text:p>965964</text:p>
              </table:table-cell>
              <table:table-cell office:value-type="float" office:value="2860610">
                <text:p>2860610</text:p>
              </table:table-cell>
              <table:table-cell office:value-type="float" office:value="935864">
                <text:p>935864</text:p>
              </table:table-cell>
              <table:table-cell office:value-type="float" office:value="7505660">
                <text:p>7505660</text:p>
              </table:table-cell>
              <table:table-cell office:value-type="float" office:value="6819980">
                <text:p>68199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78950">
                <text:p>1278950</text:p>
              </table:table-cell>
              <table:table-cell office:value-type="float" office:value="667929">
                <text:p>667929</text:p>
              </table:table-cell>
              <table:table-cell office:value-type="float" office:value="2799000">
                <text:p>2799000</text:p>
              </table:table-cell>
              <table:table-cell office:value-type="float" office:value="1869850">
                <text:p>1869850</text:p>
              </table:table-cell>
              <table:table-cell office:value-type="float" office:value="3108310">
                <text:p>3108310</text:p>
              </table:table-cell>
              <table:table-cell office:value-type="float" office:value="3860560">
                <text:p>386056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13290">
                <text:p>1213290</text:p>
              </table:table-cell>
              <table:table-cell office:value-type="float" office:value="672941">
                <text:p>672941</text:p>
              </table:table-cell>
              <table:table-cell office:value-type="float" office:value="1853400">
                <text:p>1853400</text:p>
              </table:table-cell>
              <table:table-cell office:value-type="float" office:value="788571">
                <text:p>788571</text:p>
              </table:table-cell>
              <table:table-cell office:value-type="float" office:value="4786050">
                <text:p>4786050</text:p>
              </table:table-cell>
              <table:table-cell office:value-type="float" office:value="3518310">
                <text:p>351831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25600">
                <text:p>1325600</text:p>
              </table:table-cell>
              <table:table-cell office:value-type="float" office:value="464745">
                <text:p>464745</text:p>
              </table:table-cell>
              <table:table-cell office:value-type="float" office:value="1773780">
                <text:p>1773780</text:p>
              </table:table-cell>
              <table:table-cell office:value-type="float" office:value="1312410">
                <text:p>1312410</text:p>
              </table:table-cell>
              <table:table-cell office:value-type="float" office:value="6627490">
                <text:p>6627490</text:p>
              </table:table-cell>
              <table:table-cell office:value-type="float" office:value="3181410">
                <text:p>31814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32660">
                <text:p>1332660</text:p>
              </table:table-cell>
              <table:table-cell office:value-type="float" office:value="419756">
                <text:p>419756</text:p>
              </table:table-cell>
              <table:table-cell office:value-type="float" office:value="1913900">
                <text:p>1913900</text:p>
              </table:table-cell>
              <table:table-cell office:value-type="float" office:value="954688">
                <text:p>954688</text:p>
              </table:table-cell>
              <table:table-cell office:value-type="float" office:value="7185160">
                <text:p>7185160</text:p>
              </table:table-cell>
              <table:table-cell office:value-type="float" office:value="6746480">
                <text:p>674648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83970">
                <text:p>1283970</text:p>
              </table:table-cell>
              <table:table-cell office:value-type="float" office:value="305301">
                <text:p>305301</text:p>
              </table:table-cell>
              <table:table-cell office:value-type="float" office:value="1852320">
                <text:p>1852320</text:p>
              </table:table-cell>
              <table:table-cell office:value-type="float" office:value="844087">
                <text:p>844087</text:p>
              </table:table-cell>
              <table:table-cell office:value-type="float" office:value="2131270">
                <text:p>2131270</text:p>
              </table:table-cell>
              <table:table-cell office:value-type="float" office:value="3695370">
                <text:p>369537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54040">
                <text:p>1254040</text:p>
              </table:table-cell>
              <table:table-cell office:value-type="float" office:value="330663">
                <text:p>330663</text:p>
              </table:table-cell>
              <table:table-cell office:value-type="float" office:value="1683770">
                <text:p>1683770</text:p>
              </table:table-cell>
              <table:table-cell office:value-type="float" office:value="932552">
                <text:p>932552</text:p>
              </table:table-cell>
              <table:table-cell office:value-type="float" office:value="4041340">
                <text:p>4041340</text:p>
              </table:table-cell>
              <table:table-cell office:value-type="float" office:value="5467240">
                <text:p>54672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40750">
                <text:p>1240750</text:p>
              </table:table-cell>
              <table:table-cell office:value-type="float" office:value="318582">
                <text:p>318582</text:p>
              </table:table-cell>
              <table:table-cell office:value-type="float" office:value="1675850">
                <text:p>1675850</text:p>
              </table:table-cell>
              <table:table-cell office:value-type="float" office:value="999302">
                <text:p>999302</text:p>
              </table:table-cell>
              <table:table-cell office:value-type="float" office:value="6947900">
                <text:p>6947900</text:p>
              </table:table-cell>
              <table:table-cell office:value-type="float" office:value="3535560">
                <text:p>353556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14180">
                <text:p>1214180</text:p>
              </table:table-cell>
              <table:table-cell office:value-type="float" office:value="264234">
                <text:p>264234</text:p>
              </table:table-cell>
              <table:table-cell office:value-type="float" office:value="1434660">
                <text:p>1434660</text:p>
              </table:table-cell>
              <table:table-cell office:value-type="float" office:value="1023100">
                <text:p>1023100</text:p>
              </table:table-cell>
              <table:table-cell office:value-type="float" office:value="3066940">
                <text:p>3066940</text:p>
              </table:table-cell>
              <table:table-cell office:value-type="float" office:value="4218520">
                <text:p>421852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13750">
                <text:p>1313750</text:p>
              </table:table-cell>
              <table:table-cell office:value-type="float" office:value="275760">
                <text:p>275760</text:p>
              </table:table-cell>
              <table:table-cell office:value-type="float" office:value="1649970">
                <text:p>1649970</text:p>
              </table:table-cell>
              <table:table-cell office:value-type="float" office:value="912436">
                <text:p>912436</text:p>
              </table:table-cell>
              <table:table-cell office:value-type="float" office:value="1628340">
                <text:p>1628340</text:p>
              </table:table-cell>
              <table:table-cell office:value-type="float" office:value="3238330">
                <text:p>323833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58380">
                <text:p>1258380</text:p>
              </table:table-cell>
              <table:table-cell office:value-type="float" office:value="265203">
                <text:p>265203</text:p>
              </table:table-cell>
              <table:table-cell office:value-type="float" office:value="1382370">
                <text:p>1382370</text:p>
              </table:table-cell>
              <table:table-cell office:value-type="float" office:value="869294">
                <text:p>869294</text:p>
              </table:table-cell>
              <table:table-cell office:value-type="float" office:value="1790170">
                <text:p>1790170</text:p>
              </table:table-cell>
              <table:table-cell office:value-type="float" office:value="3449970">
                <text:p>34499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742cm" svg:y="0.535cm" chart:style-name="ch2">
          <text:p>BlockingQueuesTest</text:p>
        </chart:title>
        <chart:subtitle svg:x="15.107cm" svg:y="1.713cm" chart:style-name="ch3">
          <text:p>1 * i7-2600K CPU @ 3.40GHz</text:p>
        </chart:subtitle>
        <chart:legend chart:legend-position="end" svg:x="29.382cm" svg:y="8.444cm" style:legend-expansion="high" chart:style-name="ch4"/>
        <chart:plot-area chart:style-name="ch5" table:cell-range-address="Sheet3.A1:Sheet3.G17" chart:data-source-has-labels="both" svg:x="1.721cm" svg:y="3.194cm" svg:width="26.241cm" svg:height="15.403cm">
          <chartooo:coordinate-region svg:x="3.639cm" svg:y="3.393cm" svg:width="24.136cm" svg:height="14.557cm"/>
          <chart:axis chart:dimension="x" chart:name="primary-x" chart:style-name="ch6" chartooo:axis-type="auto">
            <chartooo:date-scale/>
            <chart:title svg:x="13.739cm" svg:y="18.996cm" chart:style-name="ch7">
              <text:p># of producers</text:p>
            </chart:title>
            <chart:categories table:cell-range-address="Sheet3.A2:Sheet3.A17"/>
            <chart:grid chart:style-name="ch8" chart:class="major"/>
          </chart:axis>
          <chart:axis chart:dimension="y" chart:name="primary-y" chart:style-name="ch9">
            <chart:title svg:x="0.451cm" svg:y="12.407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3.B2:Sheet3.B17" chart:label-cell-address="Sheet3.B1:Sheet3.B1" chart:class="chart:line">
            <chart:data-point chart:repeated="16"/>
          </chart:series>
          <chart:series chart:style-name="ch12" chart:values-cell-range-address="Sheet3.C2:Sheet3.C17" chart:label-cell-address="Sheet3.C1:Sheet3.C1" chart:class="chart:line">
            <chart:data-point chart:repeated="16"/>
          </chart:series>
          <chart:series chart:style-name="ch13" chart:values-cell-range-address="Sheet3.D2:Sheet3.D17" chart:label-cell-address="Sheet3.D1:Sheet3.D1" chart:class="chart:line">
            <chart:data-point chart:repeated="16"/>
          </chart:series>
          <chart:series chart:style-name="ch14" chart:values-cell-range-address="Sheet3.E2:Sheet3.E17" chart:label-cell-address="Sheet3.E1:Sheet3.E1" chart:class="chart:line">
            <chart:data-point chart:repeated="16"/>
          </chart:series>
          <chart:series chart:style-name="ch15" chart:values-cell-range-address="Sheet3.F2:Sheet3.F17" chart:label-cell-address="Sheet3.F1:Sheet3.F1" chart:class="chart:line">
            <chart:data-point chart:repeated="16"/>
          </chart:series>
          <chart:series chart:style-name="ch16" chart:values-cell-range-address="Sheet3.G2:Sheet3.G17" chart:label-cell-address="Sheet3.G1:Sheet3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SCQueue.Yielding</text:p>
                <draw:g>
                  <svg:desc>Sheet3.B1:Sheet3.B1</svg:desc>
                </draw:g>
              </table:table-cell>
              <table:table-cell office:value-type="string">
                <text:p>MPSCQueue.Parking</text:p>
                <draw:g>
                  <svg:desc>Sheet3.C1:Sheet3.C1</svg:desc>
                </draw:g>
              </table:table-cell>
              <table:table-cell office:value-type="string">
                <text:p>MPSCQueue.Bounded.Yielding</text:p>
                <draw:g>
                  <svg:desc>Sheet3.D1:Sheet3.D1</svg:desc>
                </draw:g>
              </table:table-cell>
              <table:table-cell office:value-type="string">
                <text:p>MPSCQueue.Yielding</text:p>
                <draw:g>
                  <svg:desc>Sheet3.E1:Sheet3.E1</svg:desc>
                </draw:g>
              </table:table-cell>
              <table:table-cell office:value-type="string">
                <text:p>MPSCQueue.Parking2</text:p>
                <draw:g>
                  <svg:desc>Sheet3.F1:Sheet3.F1</svg:desc>
                </draw:g>
              </table:table-cell>
              <table:table-cell office:value-type="string">
                <text:p>MPSCQueue.Bounded.Yielding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A2:Sheet3.A17</svg:desc>
                </draw:g>
              </table:table-cell>
              <table:table-cell office:value-type="float" office:value="30014200">
                <text:p>30014200</text:p>
                <draw:g>
                  <svg:desc>Sheet3.B2:Sheet3.B17</svg:desc>
                </draw:g>
              </table:table-cell>
              <table:table-cell office:value-type="float" office:value="11236700">
                <text:p>11236700</text:p>
                <draw:g>
                  <svg:desc>Sheet3.C2:Sheet3.C17</svg:desc>
                </draw:g>
              </table:table-cell>
              <table:table-cell office:value-type="float" office:value="17886500">
                <text:p>17886500</text:p>
                <draw:g>
                  <svg:desc>Sheet3.D2:Sheet3.D17</svg:desc>
                </draw:g>
              </table:table-cell>
              <table:table-cell office:value-type="float" office:value="42766300">
                <text:p>42766300</text:p>
                <draw:g>
                  <svg:desc>Sheet3.E2:Sheet3.E17</svg:desc>
                </draw:g>
              </table:table-cell>
              <table:table-cell office:value-type="float" office:value="9867530">
                <text:p>9867530</text:p>
                <draw:g>
                  <svg:desc>Sheet3.F2:Sheet3.F17</svg:desc>
                </draw:g>
              </table:table-cell>
              <table:table-cell office:value-type="float" office:value="17225200">
                <text:p>17225200</text:p>
                <draw:g>
                  <svg:desc>Sheet3.G2:Sheet3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313200">
                <text:p>23313200</text:p>
              </table:table-cell>
              <table:table-cell office:value-type="float" office:value="22141200">
                <text:p>22141200</text:p>
              </table:table-cell>
              <table:table-cell office:value-type="float" office:value="16475600">
                <text:p>16475600</text:p>
              </table:table-cell>
              <table:table-cell office:value-type="float" office:value="25649000">
                <text:p>25649000</text:p>
              </table:table-cell>
              <table:table-cell office:value-type="float" office:value="23959500">
                <text:p>23959500</text:p>
              </table:table-cell>
              <table:table-cell office:value-type="float" office:value="17680900">
                <text:p>176809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2252400">
                <text:p>32252400</text:p>
              </table:table-cell>
              <table:table-cell office:value-type="float" office:value="32813400">
                <text:p>32813400</text:p>
              </table:table-cell>
              <table:table-cell office:value-type="float" office:value="21602200">
                <text:p>21602200</text:p>
              </table:table-cell>
              <table:table-cell office:value-type="float" office:value="35553300">
                <text:p>35553300</text:p>
              </table:table-cell>
              <table:table-cell office:value-type="float" office:value="25269900">
                <text:p>25269900</text:p>
              </table:table-cell>
              <table:table-cell office:value-type="float" office:value="22093600">
                <text:p>220936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356600">
                <text:p>34356600</text:p>
              </table:table-cell>
              <table:table-cell office:value-type="float" office:value="33853000">
                <text:p>33853000</text:p>
              </table:table-cell>
              <table:table-cell office:value-type="float" office:value="25553100">
                <text:p>25553100</text:p>
              </table:table-cell>
              <table:table-cell office:value-type="float" office:value="38232800">
                <text:p>38232800</text:p>
              </table:table-cell>
              <table:table-cell office:value-type="float" office:value="27031000">
                <text:p>27031000</text:p>
              </table:table-cell>
              <table:table-cell office:value-type="float" office:value="27392900">
                <text:p>273929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420800">
                <text:p>26420800</text:p>
              </table:table-cell>
              <table:table-cell office:value-type="float" office:value="26602500">
                <text:p>26602500</text:p>
              </table:table-cell>
              <table:table-cell office:value-type="float" office:value="24648400">
                <text:p>24648400</text:p>
              </table:table-cell>
              <table:table-cell office:value-type="float" office:value="37628800">
                <text:p>37628800</text:p>
              </table:table-cell>
              <table:table-cell office:value-type="float" office:value="33503500">
                <text:p>33503500</text:p>
              </table:table-cell>
              <table:table-cell office:value-type="float" office:value="25071500">
                <text:p>250715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7444200">
                <text:p>27444200</text:p>
              </table:table-cell>
              <table:table-cell office:value-type="float" office:value="29107800">
                <text:p>29107800</text:p>
              </table:table-cell>
              <table:table-cell office:value-type="float" office:value="25235800">
                <text:p>25235800</text:p>
              </table:table-cell>
              <table:table-cell office:value-type="float" office:value="35703200">
                <text:p>35703200</text:p>
              </table:table-cell>
              <table:table-cell office:value-type="float" office:value="30728900">
                <text:p>30728900</text:p>
              </table:table-cell>
              <table:table-cell office:value-type="float" office:value="24784500">
                <text:p>247845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5931800">
                <text:p>25931800</text:p>
              </table:table-cell>
              <table:table-cell office:value-type="float" office:value="31580200">
                <text:p>31580200</text:p>
              </table:table-cell>
              <table:table-cell office:value-type="float" office:value="24847800">
                <text:p>24847800</text:p>
              </table:table-cell>
              <table:table-cell office:value-type="float" office:value="28863800">
                <text:p>28863800</text:p>
              </table:table-cell>
              <table:table-cell office:value-type="float" office:value="32361000">
                <text:p>32361000</text:p>
              </table:table-cell>
              <table:table-cell office:value-type="float" office:value="25368000">
                <text:p>253680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9054000">
                <text:p>29054000</text:p>
              </table:table-cell>
              <table:table-cell office:value-type="float" office:value="28992300">
                <text:p>28992300</text:p>
              </table:table-cell>
              <table:table-cell office:value-type="float" office:value="22860800">
                <text:p>22860800</text:p>
              </table:table-cell>
              <table:table-cell office:value-type="float" office:value="28471100">
                <text:p>28471100</text:p>
              </table:table-cell>
              <table:table-cell office:value-type="float" office:value="30245200">
                <text:p>30245200</text:p>
              </table:table-cell>
              <table:table-cell office:value-type="float" office:value="22375400">
                <text:p>223754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2231500">
                <text:p>22231500</text:p>
              </table:table-cell>
              <table:table-cell office:value-type="float" office:value="23858900">
                <text:p>23858900</text:p>
              </table:table-cell>
              <table:table-cell office:value-type="float" office:value="22784800">
                <text:p>22784800</text:p>
              </table:table-cell>
              <table:table-cell office:value-type="float" office:value="25109600">
                <text:p>25109600</text:p>
              </table:table-cell>
              <table:table-cell office:value-type="float" office:value="30025200">
                <text:p>30025200</text:p>
              </table:table-cell>
              <table:table-cell office:value-type="float" office:value="22735800">
                <text:p>227358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679300">
                <text:p>22679300</text:p>
              </table:table-cell>
              <table:table-cell office:value-type="float" office:value="17485800">
                <text:p>17485800</text:p>
              </table:table-cell>
              <table:table-cell office:value-type="float" office:value="24669400">
                <text:p>24669400</text:p>
              </table:table-cell>
              <table:table-cell office:value-type="float" office:value="26304000">
                <text:p>26304000</text:p>
              </table:table-cell>
              <table:table-cell office:value-type="float" office:value="22518400">
                <text:p>22518400</text:p>
              </table:table-cell>
              <table:table-cell office:value-type="float" office:value="20130400">
                <text:p>201304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351200">
                <text:p>18351200</text:p>
              </table:table-cell>
              <table:table-cell office:value-type="float" office:value="17616200">
                <text:p>17616200</text:p>
              </table:table-cell>
              <table:table-cell office:value-type="float" office:value="22205300">
                <text:p>22205300</text:p>
              </table:table-cell>
              <table:table-cell office:value-type="float" office:value="19870300">
                <text:p>19870300</text:p>
              </table:table-cell>
              <table:table-cell office:value-type="float" office:value="22628500">
                <text:p>22628500</text:p>
              </table:table-cell>
              <table:table-cell office:value-type="float" office:value="18458200">
                <text:p>184582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409000">
                <text:p>19409000</text:p>
              </table:table-cell>
              <table:table-cell office:value-type="float" office:value="16120700">
                <text:p>16120700</text:p>
              </table:table-cell>
              <table:table-cell office:value-type="float" office:value="19499700">
                <text:p>19499700</text:p>
              </table:table-cell>
              <table:table-cell office:value-type="float" office:value="19169000">
                <text:p>19169000</text:p>
              </table:table-cell>
              <table:table-cell office:value-type="float" office:value="19043700">
                <text:p>19043700</text:p>
              </table:table-cell>
              <table:table-cell office:value-type="float" office:value="14148500">
                <text:p>141485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352600">
                <text:p>15352600</text:p>
              </table:table-cell>
              <table:table-cell office:value-type="float" office:value="14027400">
                <text:p>14027400</text:p>
              </table:table-cell>
              <table:table-cell office:value-type="float" office:value="22626200">
                <text:p>22626200</text:p>
              </table:table-cell>
              <table:table-cell office:value-type="float" office:value="18092800">
                <text:p>18092800</text:p>
              </table:table-cell>
              <table:table-cell office:value-type="float" office:value="14318000">
                <text:p>14318000</text:p>
              </table:table-cell>
              <table:table-cell office:value-type="float" office:value="18264800">
                <text:p>1826480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933800">
                <text:p>17933800</text:p>
              </table:table-cell>
              <table:table-cell office:value-type="float" office:value="13989600">
                <text:p>13989600</text:p>
              </table:table-cell>
              <table:table-cell office:value-type="float" office:value="17218800">
                <text:p>17218800</text:p>
              </table:table-cell>
              <table:table-cell office:value-type="float" office:value="18320000">
                <text:p>18320000</text:p>
              </table:table-cell>
              <table:table-cell office:value-type="float" office:value="12326800">
                <text:p>12326800</text:p>
              </table:table-cell>
              <table:table-cell office:value-type="float" office:value="21855500">
                <text:p>218555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777400">
                <text:p>14777400</text:p>
              </table:table-cell>
              <table:table-cell office:value-type="float" office:value="11133300">
                <text:p>11133300</text:p>
              </table:table-cell>
              <table:table-cell office:value-type="float" office:value="20663200">
                <text:p>20663200</text:p>
              </table:table-cell>
              <table:table-cell office:value-type="float" office:value="17547500">
                <text:p>17547500</text:p>
              </table:table-cell>
              <table:table-cell office:value-type="float" office:value="17128500">
                <text:p>17128500</text:p>
              </table:table-cell>
              <table:table-cell office:value-type="float" office:value="17539300">
                <text:p>175393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177500">
                <text:p>13177500</text:p>
              </table:table-cell>
              <table:table-cell office:value-type="float" office:value="11151800">
                <text:p>11151800</text:p>
              </table:table-cell>
              <table:table-cell office:value-type="float" office:value="17111300">
                <text:p>17111300</text:p>
              </table:table-cell>
              <table:table-cell office:value-type="float" office:value="15175200">
                <text:p>15175200</text:p>
              </table:table-cell>
              <table:table-cell office:value-type="float" office:value="12248700">
                <text:p>12248700</text:p>
              </table:table-cell>
              <table:table-cell office:value-type="float" office:value="17596300">
                <text:p>17596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